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Footer">
      <style:paragraph-properties fo:text-align="center" style:justify-single-word="false"/>
    </style:style>
    <style:style style:name="P3" style:family="paragraph" style:parent-style-name="Heading_20_1">
      <style:paragraph-properties fo:break-before="page"/>
    </style:style>
    <style:style style:name="P4" style:family="paragraph" style:parent-style-name="Text_20_body">
      <style:text-properties officeooo:paragraph-rsid="0017ac56"/>
    </style:style>
    <style:style style:name="P5" style:family="paragraph" style:parent-style-name="Text_20_body">
      <style:paragraph-properties fo:text-align="justify" style:justify-single-word="false"/>
      <style:text-properties officeooo:rsid="0017ac56" officeooo:paragraph-rsid="0017ac56"/>
    </style:style>
    <style:style style:name="P6" style:family="paragraph" style:parent-style-name="Text_20_body">
      <style:paragraph-properties fo:text-align="justify" style:justify-single-word="false"/>
      <style:text-properties officeooo:rsid="0019fa0b" officeooo:paragraph-rsid="0019fa0b"/>
    </style:style>
    <style:style style:name="P7" style:family="paragraph" style:parent-style-name="Text_20_body" style:list-style-name="L2">
      <style:paragraph-properties fo:text-align="justify" style:justify-single-word="false"/>
      <style:text-properties officeooo:rsid="0019fa0b" officeooo:paragraph-rsid="0019fa0b"/>
    </style:style>
    <style:style style:name="P8" style:family="paragraph" style:parent-style-name="Text_20_body">
      <style:paragraph-properties fo:text-align="justify" style:justify-single-word="false"/>
      <style:text-properties officeooo:rsid="0019fa0b" officeooo:paragraph-rsid="001c0ada"/>
    </style:style>
    <style:style style:name="P9" style:family="paragraph" style:parent-style-name="Text_20_body" style:list-style-name="L2">
      <style:paragraph-properties fo:text-align="justify" style:justify-single-word="false"/>
      <style:text-properties officeooo:paragraph-rsid="0019fa0b"/>
    </style:style>
    <style:style style:name="P10" style:family="paragraph" style:parent-style-name="Text_20_body" style:list-style-name="L3">
      <style:paragraph-properties fo:text-align="justify" style:justify-single-word="false"/>
      <style:text-properties officeooo:paragraph-rsid="0019fa0b"/>
    </style:style>
    <style:style style:name="P11" style:family="paragraph" style:parent-style-name="Text_20_body" style:list-style-name="L7">
      <style:paragraph-properties fo:text-align="justify" style:justify-single-word="false"/>
      <style:text-properties officeooo:paragraph-rsid="0019fa0b"/>
    </style:style>
    <style:style style:name="P12" style:family="paragraph" style:parent-style-name="Text_20_body" style:list-style-name="L7">
      <style:paragraph-properties fo:text-align="justify" style:justify-single-word="false"/>
      <style:text-properties officeooo:paragraph-rsid="001b83ea"/>
    </style:style>
    <style:style style:name="P13" style:family="paragraph" style:parent-style-name="Text_20_body">
      <style:paragraph-properties fo:text-align="justify" style:justify-single-word="false"/>
      <style:text-properties officeooo:paragraph-rsid="001b83ea"/>
    </style:style>
    <style:style style:name="P14" style:family="paragraph" style:parent-style-name="Text_20_body" style:list-style-name="L8">
      <style:paragraph-properties fo:text-align="justify" style:justify-single-word="false"/>
      <style:text-properties officeooo:paragraph-rsid="001c0ada"/>
    </style:style>
    <style:style style:name="P15" style:family="paragraph" style:parent-style-name="Text_20_body">
      <style:paragraph-properties fo:text-align="justify" style:justify-single-word="false"/>
      <style:text-properties officeooo:paragraph-rsid="001c0ada"/>
    </style:style>
    <style:style style:name="P16"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17" style:family="paragraph" style:parent-style-name="Text_20_body" style:list-style-name="L3">
      <style:paragraph-properties fo:text-align="justify" style:justify-single-word="false"/>
      <style:text-properties fo:font-weight="bold" officeooo:rsid="0019fa0b" officeooo:paragraph-rsid="0019fa0b" style:font-weight-asian="bold" style:font-weight-complex="bold"/>
    </style:style>
    <style:style style:name="P18" style:family="paragraph" style:parent-style-name="Text_20_body" style:list-style-name="L6">
      <style:paragraph-properties fo:text-align="justify" style:justify-single-word="false"/>
      <style:text-properties fo:font-weight="normal" officeooo:rsid="0019fa0b" officeooo:paragraph-rsid="0019fa0b" style:font-weight-asian="normal" style:font-weight-complex="normal"/>
    </style:style>
    <style:style style:name="P19" style:family="paragraph" style:parent-style-name="Text_20_body" style:list-style-name="L2">
      <style:paragraph-properties fo:text-align="justify" style:justify-single-word="false"/>
      <style:text-properties officeooo:rsid="001c0ada" officeooo:paragraph-rsid="001c0ada"/>
    </style:style>
    <style:style style:name="P20" style:family="paragraph" style:parent-style-name="Title">
      <style:text-properties officeooo:paragraph-rsid="0017ac56"/>
    </style:style>
    <style:style style:name="T1" style:family="text">
      <style:text-properties officeooo:rsid="0019801a"/>
    </style:style>
    <style:style style:name="T2" style:family="text">
      <style:text-properties officeooo:rsid="0019fa0b"/>
    </style:style>
    <style:style style:name="T3" style:family="text">
      <style:text-properties fo:font-weight="normal" style:font-weight-asian="normal" style:font-weight-complex="normal"/>
    </style:style>
    <style:style style:name="T4" style:family="text">
      <style:text-properties fo:font-weight="normal" officeooo:rsid="0019fa0b" style:font-weight-asian="normal" style:font-weight-complex="normal"/>
    </style:style>
    <style:style style:name="T5" style:family="text">
      <style:text-properties fo:font-weight="bold" officeooo:rsid="0019fa0b" style:font-weight-asian="bold" style:font-weight-complex="bold"/>
    </style:style>
    <style:style style:name="T6" style:family="text">
      <style:text-properties officeooo:rsid="001b83ea"/>
    </style:style>
    <style:style style:name="T7" style:family="text">
      <style:text-properties officeooo:rsid="001c0ada"/>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Projet n°1 :</text:p>
      <text:p text:style-name="P20">Application de sous-titrage automatique pour vidéo</text:p>
      <text:p text:style-name="P4"/>
      <text:p text:style-name="Subtitle">Suivi de projet</text:p>
      <text:p text:style-name="Subtitle">Auteur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text:a xlink:type="simple" xlink:href="#__RefHeading___Toc96_3728965708" text:style-name="Index_20_Link" text:visited-style-name="Index_20_Link">Introduction<text:tab/>3</text:a></text:p>
          <text:p text:style-name="P1"><text:a xlink:type="simple" xlink:href="#__RefHeading___Toc104_3728965708" text:style-name="Index_20_Link" text:visited-style-name="Index_20_Link">I) Cahier des charges et sprints<text:tab/>3</text:a></text:p>
          <text:p text:style-name="P1"><text:a xlink:type="simple" xlink:href="#__RefHeading___Toc117_3728965708" text:style-name="Index_20_Link" text:visited-style-name="Index_20_Link">II) Les fichiers de sous-titres<text:tab/>3</text:a></text:p>
        </text:index-body>
      </text:table-of-content>
      <text:p text:style-name="Standard"/>
      <text:h text:style-name="P3" text:outline-level="1"><text:bookmark-start text:name="__RefHeading___Toc96_3728965708"/>Introduction<text:bookmark-end text:name="__RefHeading___Toc96_3728965708"/></text:h>
      <text:p text:style-name="P5"><text:tab/>Vous disposez d’une vidéo sur votre ordinateur – film, conférence ou autre. Problème : vous auriez bien besoin de sous-titres. Vous n’avez ni le temps ni l’énergie de le sous-titrer manuellement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5"><text:tab/>Ce projet n’a pas vocation à révolutionner le traitement vidéo. Des plateformes en ligne proposent déjà ce service. Ce projet a vocation d’entraînement et d’apprentissage autodidacte de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8"><text:tab/>Plus que la multiplication de fonctionnalités, l’objectif premier du projet est l’implémentation bout à bout, de la réflexion sur les fichiers de sous-titres jusqu’au déploiement (local) d’une interface utilisateur relativement simple afin d’utiliser le service rendu.</text:p>
      <text:p text:style-name="P8"><text:tab/><text:span text:style-name="T7">Concernant les étapes du projet, j</text:span>’opère en plusieurs sprints :</text:p>
      <text:list xml:id="list3818276715" text:style-name="L1">
        <text:list-item>
          <text:p text:style-name="P16">Sprint 1 :</text:p>
        </text:list-item>
      </text:list>
      <text:list xml:id="list708024825" text:style-name="L2">
        <text:list-item>
          <text:list>
            <text:list-item>
              <text:p text:style-name="P9"><text:span text:style-name="T4">Interface minimaliste permettant de : (i) téléverser une vidéo locale, (ii) générer le fichier de sous-titres, (iii) télécharger le fichier de sous-titres.</text:span></text:p>
            </text:list-item>
            <text:list-item>
              <text:p text:style-name="P7"><text:span text:style-name="T3">Une seule langue de captation et de transcription : anglais.</text:span></text:p>
            </text:list-item>
            <text:list-item>
              <text:p text:style-name="P19"><text:span text:style-name="T3">Trois formats possibles de vidéos à téléverser : avi, mkv, mp4.</text:span></text:p>
            </text:list-item>
            <text:list-item>
              <text:p text:style-name="P7"><text:span text:style-name="T3">Pas de modifications manuelles des sous-titres générées.</text:span></text:p>
            </text:list-item>
          </text:list>
        </text:list-item>
      </text:list>
      <text:list xml:id="list5325119319819" text:continue-list="list3818276715" text:style-name="L1">
        <text:list-item>
          <text:p text:style-name="P16">Sprint 2 :</text:p>
        </text:list-item>
      </text:list>
      <text:list text:style-name="L3">
        <text:list-item>
          <text:list>
            <text:list-item>
              <text:p text:style-name="P17"><text:span text:style-name="T3">Augmentation des langues de captation et de transcription : français et espagnol.</text:span></text:p>
            </text:list-item>
            <text:list-item>
              <text:p text:style-name="P10"><text:span text:style-name="T4">Ajout de la sélection de la langue de transcription dans l’interface (identification automatique de la langue de captation).</text:span></text:p>
            </text:list-item>
          </text:list>
        </text:list-item>
      </text:list>
      <text:list xml:id="list5325024086984" text:continue-list="list5325119319819" text:style-name="L1">
        <text:list-item>
          <text:p text:style-name="P16">Sprint 3 :</text:p>
        </text:list-item>
      </text:list>
      <text:list text:style-name="L6">
        <text:list-item>
          <text:list>
            <text:list-item>
              <text:p text:style-name="P18">Ajout d’un tableau de bord manuel permettant <text:span text:style-name="T7">quelques</text:span> retouches manuelles avant/après génération des sous-titres automatiques.</text:p>
            </text:list-item>
          </text:list>
        </text:list-item>
      </text:list>
      <text:h text:style-name="Heading_20_1" text:outline-level="1"><text:bookmark-start text:name="__RefHeading___Toc117_3728965708"/><text:soft-page-break/>I) <text:span text:style-name="T7">Sprint 1</text:span><text:bookmark-end text:name="__RefHeading___Toc117_3728965708"/></text:h>
      <text:h text:style-name="Heading_20_2" text:outline-level="2">a) Format des fichiers de sous-titres</text:h>
      <text:p text:style-name="P6"><text:tab/>Ce qui suit a été renseigné par ChatGPT afin de choisir le meilleur format pour générer les sous-titres. Il s’avère qu’il existe plusieurs formats de fichiers contenant les sous-titres d’une vidéo, et principalement :</text:p>
      <text:list text:style-name="L7">
        <text:list-item>
          <text:p text:style-name="P11"><text:span text:style-name="T5">SubRip Subtitle Format (SRT) :</text:span><text:span text:style-name="T2"> Le format SRT est l'un des formats de sous-titres les plus couramment utilisés. Il s'agit d'un fichier texte simple contenant des blocs de sous-titres. Chaque bloc comprend un numéro de séquence, un horodatage indiquant le moment où le sous-titre doit apparaître et disparaître, et le texte du sous-titre lui-même.</text:span></text:p>
        </text:list-item>
        <text:list-item>
          <text:p text:style-name="P11"><text:span text:style-name="T5">SubViewer Subtitle Format (SUB/IDX) :</text:span><text:span text:style-name="T2"> Le format SUB/IDX est utilisé pour les DVD vidéo. Il se compose de deux fichiers, un fichier SUB contenant les sous-titres réels et un fichier IDX contenant les informations de synchronisation, telles que les horodatages et les positions à l'écran.</text:span></text:p>
        </text:list-item>
        <text:list-item>
          <text:p text:style-name="P11"><text:span text:style-name="T5">Advanced SubStation Alpha (ASS) :</text:span><text:span text:style-name="T2"> Le format ASS est un format plus avancé qui prend en charge des fonctionnalités supplémentaires telles que le formatage du texte, les effets spéciaux et les positions à l'écran. Il est couramment utilisé pour les sous-titres de fansubs d'anime.</text:span></text:p>
        </text:list-item>
        <text:list-item>
          <text:p text:style-name="P12"><text:span text:style-name="T5">SubRip Text (SRT) :</text:span><text:span text:style-name="T2"> Le format SRT est également utilisé pour les sous-titres en langues étrangères. Les fichiers SRT de traduction contiennent les sous-titres traduits associés aux horodatages d'un fichier SRT d'origine.</text:span></text:p>
        </text:list-item>
      </text:list>
      <text:p text:style-name="P13"><text:span text:style-name="T6"><text:tab/>Ce ne sont pas les seuls formats bien sûrs. Les plus récents (</text:span><text:span text:style-name="T2">comme TTML</text:span><text:span text:style-name="T6">)</text:span><text:span text:style-name="T2">, utilisés par Netflix, offrent souvent une plus grande flexibilité et des fonctionnalités avancées pour répondre aux besoins spécifiques des plateformes de streaming.</text:span></text:p>
      <text:p text:style-name="P8"><text:tab/>Au regard de mon projet assez simple appliqué à des vidéos en local, et de ma faible expérience, il a paru plus pertinent de travailler avec le format SubRip Subtitle Format (SRT). En effet, <text:span text:style-name="T6">il offre les avantages suivants :</text:span></text:p>
      <text:list text:style-name="L8">
        <text:list-item>
          <text:p text:style-name="P14"><text:span text:style-name="T5">Simplicité :</text:span><text:span text:style-name="T2"> Le format SRT est simple et facile à comprendre. Il ne nécessite pas de connaissances avancées en programmation ou en traitement de données. Tu peux créer et modifier manuellement les fichiers SRT à l'aide d'un éditeur de texte standard.</text:span></text:p>
        </text:list-item>
        <text:list-item>
          <text:p text:style-name="P14"><text:span text:style-name="T5">Large compatibilité :</text:span><text:span text:style-name="T2"> Le format SRT est largement pris en charge par de nombreux lecteurs multimédias et applications de lecture vidéo. Cela signifie que tu pourras facilement tester tes sous-titres générés localement à l'aide de différentes solutions de lecture vidéo.</text:span></text:p>
        </text:list-item>
        <text:list-item>
          <text:p text:style-name="P14"><text:span text:style-name="T5">Communauté et ressources :</text:span><text:span text:style-name="T2"> Étant donné la popularité du format SRT, il existe une grande communauté d'utilisateurs et de nombreuses ressources disponibles en ligne. Tu peux trouver des exemples de fichiers SRT, des tutoriels et des outils qui t'aideront à travailler avec ce format.</text:span></text:p>
        </text:list-item>
        <text:list-item>
          <text:p text:style-name="P14"><text:span text:style-name="T5">Flexibilité suffisante :</text:span><text:span text:style-name="T2"> Bien que le format SRT n'offre pas autant de fonctionnalités avancées que certains autres formats, il permet néanmoins de représenter efficacement les </text:span><text:soft-page-break/><text:span text:style-name="T2">sous-titres avec les horodatages appropriés. Pour un projet relativement simple, cela devrait être suffisant pour tes besoins.</text:span></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6-26T00:51:03.047214020</dc:date>
    <meta:editing-duration>PT1H22M45S</meta:editing-duration>
    <meta:editing-cycles>6</meta:editing-cycles>
    <meta:generator>LibreOffice/7.5.4.2$Linux_X86_64 LibreOffice_project/f5df176c80caea84288e6d2ddbbc413e4968a422</meta:generator>
    <meta:document-statistic meta:table-count="0" meta:image-count="0" meta:object-count="0" meta:page-count="5" meta:paragraph-count="38" meta:word-count="785" meta:character-count="5051" meta:non-whitespace-character-count="4314"/>
  </office:meta>
</office:document-meta>
</file>